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zypadki użycia: Serwer Covivo.</text:p>
      <text:p text:style-name="Standard"/>
      <text:list xml:id="list41145137" text:style-name="L1">
        <text:list-item>
          <text:p text:style-name="P1">Użytkownik chce stworzyć nowy kanał.</text:p>
        </text:list-item>
        <text:list-item>
          <text:p text:style-name="P1">Nadawca chce usunąć swój kanał.</text:p>
        </text:list-item>
        <text:list-item>
          <text:p text:style-name="P1">Użytkownik chce zobaczyć listę dostępnych kanałów.</text:p>
        </text:list-item>
        <text:list-item>
          <text:p text:style-name="P1">Odbiorca chce dołączyć do kanału.</text:p>
        </text:list-item>
        <text:list-item>
          <text:p text:style-name="P1">Odbiorca chce odejść z kanału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12T21:02:00.89</meta:creation-date>
    <dc:date>2012-11-12T21:07:42.24</dc:date>
    <meta:editing-duration>PT5M41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1" meta:paragraph-count="6" meta:word-count="35" meta:character-count="222"/>
  </office:meta>
</office:document-meta>
</file>